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3.945cm"/>
    </style:style>
    <style:style style:name="gr5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277cm" fo:min-width="2.675cm"/>
    </style:style>
    <style:style style:name="gr6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1.743cm" fo:padding-lef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.674cm"/>
    </style:style>
    <style:style style:name="gr10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2.04cm"/>
    </style:style>
    <style:style style:name="gr12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267cm" svg:y1="9.556cm" svg:x2="10.267cm" svg:y2="13.366cm">
          <text:p/>
        </draw:line>
        <draw:line draw:style-name="gr1" draw:text-style-name="P1" draw:layer="layout" svg:x1="10.067cm" svg:y1="4.006cm" svg:x2="10.067cm" svg:y2="6.546cm">
          <text:p/>
        </draw:line>
        <draw:line draw:style-name="gr1" draw:text-style-name="P1" draw:layer="layout" svg:x1="4.117cm" svg:y1="3.706cm" svg:x2="4.117cm" svg:y2="7.516cm">
          <text:p/>
        </draw:line>
        <draw:custom-shape draw:style-name="gr2" draw:text-style-name="P1" xml:id="id2" draw:id="id2" draw:layer="layout" svg:width="0.426cm" svg:height="0.439cm" svg:x="2.476cm" svg:y="5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426cm" svg:height="0.439cm" svg:x="3.953cm" svg:y="4.4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015cm" svg:y1="4.787cm" svg:x2="2.84cm" svg:y2="5.512cm" draw:start-shape="id1" draw:start-glue-point="7" draw:end-shape="id2" draw:end-glue-point="11" svg:d="m4015 4787-1175 725">
          <text:p/>
        </draw:connector>
        <draw:custom-shape draw:style-name="gr2" draw:text-style-name="P1" xml:id="id3" draw:id="id3" draw:layer="layout" svg:width="0.426cm" svg:height="0.439cm" svg:x="3.956cm" svg:y="6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4.655cm" svg:height="0.725cm" svg:x="7.697cm" svg:y="2.836cm">
          <draw:text-box>
            <text:p><text:span text:style-name="T1">andreav/INT/develop</text:span></text:p>
          </draw:text-box>
        </draw:frame>
        <draw:connector draw:style-name="gr3" draw:text-style-name="P1" draw:layer="layout" draw:type="line" svg:x1="2.84cm" svg:y1="5.823cm" svg:x2="4.018cm" svg:y2="6.623cm" draw:start-shape="id2" draw:start-glue-point="9" draw:end-shape="id3" draw:end-glue-point="5" svg:d="m2840 5823 1178 800">
          <text:p/>
        </draw:connector>
        <draw:custom-shape draw:style-name="gr2" draw:text-style-name="P1" xml:id="id5" draw:id="id5" draw:layer="layout" svg:width="0.426cm" svg:height="0.439cm" svg:x="11.246cm" svg:y="5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426cm" svg:height="0.439cm" svg:x="9.876cm" svg:y="4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24cm" svg:y1="4.581cm" svg:x2="11.308cm" svg:y2="5.54cm" draw:start-shape="id4" draw:start-glue-point="9" draw:end-shape="id5" draw:end-glue-point="5" svg:d="m10240 4581 1068 959">
          <text:p/>
        </draw:connector>
        <draw:line draw:style-name="gr1" draw:text-style-name="P1" draw:layer="layout" svg:x1="4.377cm" svg:y1="9.421cm" svg:x2="4.377cm" svg:y2="13.231cm">
          <text:p/>
        </draw:line>
        <draw:custom-shape draw:style-name="gr2" draw:text-style-name="P1" xml:id="id7" draw:id="id7" draw:layer="layout" svg:width="0.426cm" svg:height="0.439cm" svg:x="2.736cm" svg:y="11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426cm" svg:height="0.439cm" svg:x="4.213cm" svg:y="10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275cm" svg:y1="10.502cm" svg:x2="3.1cm" svg:y2="11.227cm" draw:start-shape="id6" draw:start-glue-point="7" draw:end-shape="id7" draw:end-glue-point="11" svg:d="m4275 10502-1175 725">
          <text:p/>
        </draw:connector>
        <draw:custom-shape draw:style-name="gr2" draw:text-style-name="P1" xml:id="id8" draw:id="id8" draw:layer="layout" svg:width="0.426cm" svg:height="0.439cm" svg:x="4.216cm" svg:y="12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1cm" svg:y1="11.538cm" svg:x2="4.278cm" svg:y2="12.338cm" draw:start-shape="id7" draw:start-glue-point="9" draw:end-shape="id8" draw:end-glue-point="5" svg:d="m3100 11538 1178 800">
          <text:p/>
        </draw:connector>
        <draw:g>
          <draw:frame draw:style-name="gr5" draw:text-style-name="P2" draw:layer="layout" svg:width="3.175cm" svg:height="0.725cm" svg:x="1.982cm" svg:y="8.351cm">
            <draw:text-box>
              <text:p><text:span text:style-name="T1">andreav/INT/</text:span></text:p>
            </draw:text-box>
          </draw:frame>
          <draw:frame draw:style-name="gr6" draw:text-style-name="P2" draw:layer="layout" svg:width="1.993cm" svg:height="0.725cm" svg:x="4.768cm" svg:y="8.351cm">
            <draw:text-box>
              <text:p><text:span text:style-name="T1">develop</text:span></text:p>
            </draw:text-box>
          </draw:frame>
        </draw:g>
        <draw:custom-shape draw:style-name="gr2" draw:text-style-name="P1" xml:id="id10" draw:id="id10" draw:layer="layout" svg:width="0.426cm" svg:height="0.439cm" svg:x="11.506cm" svg:y="11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0.426cm" svg:height="0.439cm" svg:x="10.136cm" svg:y="9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5cm" svg:y1="10.296cm" svg:x2="11.568cm" svg:y2="11.255cm" draw:start-shape="id9" draw:start-glue-point="9" draw:end-shape="id10" draw:end-glue-point="5" svg:d="m10500 10296 1068 959">
          <text:p/>
        </draw:connector>
        <draw:custom-shape draw:style-name="gr2" draw:text-style-name="P1" xml:id="id11" draw:id="id11" draw:layer="layout" svg:width="0.426cm" svg:height="0.439cm" svg:x="8.596cm" svg:y="11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0.426cm" svg:height="0.439cm" svg:x="10.076cm" svg:y="12.2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96cm" svg:y1="11.501cm" svg:x2="10.138cm" svg:y2="12.301cm" draw:start-shape="id11" draw:start-glue-point="9" draw:end-shape="id12" draw:end-glue-point="5" svg:d="m8960 11501 1178 800">
          <text:p/>
        </draw:connector>
        <draw:connector draw:style-name="gr3" draw:text-style-name="P1" draw:layer="layout" draw:type="line" svg:x1="10.198cm" svg:y1="10.296cm" svg:x2="8.96cm" svg:y2="11.19cm" draw:start-shape="id9" draw:start-glue-point="7" draw:end-shape="id11" draw:end-glue-point="11" svg:d="m10198 10296-1238 894">
          <text:p/>
        </draw:connector>
        <draw:frame draw:style-name="gr7" draw:layer="layout" svg:width="0.502cm" svg:height="1.187cm" svg:x="15.552cm" svg:y="9.939cm">
          <draw:text-box>
            <text:p/>
          </draw:text-box>
        </draw:frame>
        <draw:frame draw:style-name="gr8" draw:text-style-name="P3" draw:layer="layout" svg:width="2.818cm" svg:height="0.806cm" svg:x="14.817cm" svg:y="5.006cm">
          <draw:text-box>
            <text:p><text:span text:style-name="T2">before pull</text:span></text:p>
          </draw:text-box>
        </draw:frame>
        <draw:frame draw:style-name="gr9" draw:text-style-name="P3" draw:layer="layout" svg:width="2.407cm" svg:height="0.806cm" svg:x="15.237cm" svg:y="10.526cm">
          <draw:text-box>
            <text:p><text:span text:style-name="T2">after pull</text:span></text:p>
          </draw:text-box>
        </draw:frame>
        <draw:g>
          <draw:frame draw:style-name="gr5" draw:text-style-name="P2" draw:layer="layout" svg:width="3.175cm" svg:height="0.725cm" svg:x="1.877cm" svg:y="2.781cm">
            <draw:text-box>
              <text:p><text:span text:style-name="T1">andreav/INT/</text:span></text:p>
            </draw:text-box>
          </draw:frame>
          <draw:frame draw:style-name="gr6" draw:text-style-name="P2" draw:layer="layout" svg:width="1.993cm" svg:height="0.725cm" svg:x="4.663cm" svg:y="2.781cm">
            <draw:text-box>
              <text:p><text:span text:style-name="T1">develop</text:span></text:p>
            </draw:text-box>
          </draw:frame>
        </draw:g>
        <draw:frame draw:style-name="gr4" draw:text-style-name="P2" draw:layer="layout" svg:width="4.655cm" svg:height="0.725cm" svg:x="7.752cm" svg:y="8.496cm">
          <draw:text-box>
            <text:p><text:span text:style-name="T1">andreav/INT/develop</text:span></text:p>
          </draw:text-box>
        </draw:frame>
        <draw:line draw:style-name="gr10" draw:text-style-name="P1" draw:layer="layout" svg:x1="7.187cm" svg:y1="2.301cm" svg:x2="7.187cm" svg:y2="14.366cm">
          <text:p/>
        </draw:line>
        <draw:line draw:style-name="gr10" draw:text-style-name="P1" draw:layer="layout" svg:x1="1.637cm" svg:y1="7.986cm" svg:x2="15.607cm" svg:y2="7.986cm">
          <text:p/>
        </draw:line>
        <draw:frame draw:style-name="gr8" draw:text-style-name="P3" draw:layer="layout" svg:width="1.713cm" svg:height="0.806cm" svg:x="3.207cm" svg:y="1.201cm">
          <draw:text-box>
            <text:p><text:span text:style-name="T2">origin</text:span></text:p>
          </draw:text-box>
        </draw:frame>
        <draw:frame draw:style-name="gr8" draw:text-style-name="P3" draw:layer="layout" svg:width="1.687cm" svg:height="0.806cm" svg:x="9.584cm" svg:y="1.265cm">
          <draw:text-box>
            <text:p><text:span text:style-name="T2">clone</text:span></text:p>
          </draw:text-box>
        </draw:frame>
        <draw:line draw:style-name="gr10" draw:text-style-name="P1" draw:layer="layout" svg:x1="1.637cm" svg:y1="2.271cm" svg:x2="15.607cm" svg:y2="2.271cm">
          <text:p/>
        </draw:line>
        <draw:line draw:style-name="gr10" draw:text-style-name="P1" draw:layer="layout" svg:x1="14.887cm" svg:y1="2.302cm" svg:x2="14.887cm" svg:y2="14.367cm">
          <text:p/>
        </draw:line>
        <draw:frame draw:style-name="gr11" draw:text-style-name="P2" draw:layer="layout" svg:width="2.54cm" svg:height="0.725cm" svg:x="11.931cm" svg:y="5.356cm">
          <draw:text-box>
            <text:p><text:span text:style-name="T1">FTR/topic</text:span></text:p>
          </draw:text-box>
        </draw:frame>
        <draw:frame draw:style-name="gr11" draw:text-style-name="P2" draw:layer="layout" svg:width="2.54cm" svg:height="0.725cm" svg:x="12.13cm" svg:y="11.06cm">
          <draw:text-box>
            <text:p><text:span text:style-name="T1">FTR/topic</text:span></text:p>
          </draw:text-box>
        </draw:frame>
        <draw:custom-shape draw:style-name="gr12" draw:text-style-name="P1" draw:layer="layout" svg:width="1.905cm" svg:height="2.54cm" svg:x="9.326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6.087cm" fo:margin-left="1cm" fo:margin-right="9.66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10T14:15:03</meta:creation-date>
    <dc:date>2012-02-10T14:42:14</dc:date>
    <dc:creator>vallea </dc:creator>
    <meta:editing-duration>PT15M3S</meta:editing-duration>
    <meta:editing-cycles>2</meta:editing-cycles>
    <meta:generator>LibreOffice/3.3$Linux LibreOffice_project/330m19$Build-301</meta:generator>
    <meta:document-statistic meta:object-count="44"/>
  </office:meta>
</office:document-meta>
</file>